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.png</text:p>
          </table:table-cell>
          <table:table-cell table:style-name="Default" office:value-type="float" office:value="800">
            <text:p>80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float" office:value="15">
            <text:p>15</text:p>
          </table:table-cell>
          <table:table-cell table:style-name="Default" office:value-type="string">
            <text:p>V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pool_size</text:p>
          </table:table-cell>
          <table:table-cell office:value-type="string">
            <text:p>enemy_clas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robert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roger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number-columns-repeated="1019"/>
        </table:table-row>
        <table:table-row table:style-name="ro1">
          <table:table-cell office:value-type="string">
            <text:p>#</text:p>
          </table:table-cell>
          <table:table-cell office:value-type="string">
            <text:p>name</text:p>
          </table:table-cell>
          <table:table-cell office:value-type="string">
            <text:p>enemy_class</text:p>
          </table:table-cell>
          <table:table-cell office:value-type="string">
            <text:p>spawnX</text:p>
          </table:table-cell>
          <table:table-cell office:value-type="string">
            <text:p>spawnY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3/12/2015</text:date>, <text:time>01:4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2T01:41:55.77</dc:date>
    <dc:creator>Wister </dc:creator>
    <meta:editing-duration>PT30S</meta:editing-duration>
    <meta:editing-cycles>4</meta:editing-cycles>
    <meta:document-statistic meta:table-count="1" meta:cell-count="32" meta:object-count="0"/>
  </office:meta>
</office:document-meta>
</file>